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0008" officeooo:paragraph-rsid="00030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as tardes profesor.</text:p>
      <text:p text:style-name="P1">Le envío el enlace de github donde se puede visualizar lo realizado pedido por el ejercicio</text:p>
      <text:p text:style-name="P1"/>
      <text:p text:style-name="P1"><text:a xlink:type="simple" xlink:href="https://github.com/Brunoat81/Desarrollador/tree/main" text:style-name="Internet_20_link" text:visited-style-name="Visited_20_Internet_20_Link">https://github.com/Brunoat81/Desarrollador/tree/main</text:a></text:p>
      <text:p text:style-name="P1"/>
      <text:p text:style-name="P1">Muchas gracias.</text:p>
      <text:p text:style-name="P1">Saludos.</text:p>
      <text:p text:style-name="P1"/>
      <text:p text:style-name="P1">Brun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04:23.040915169</meta:creation-date>
    <dc:date>2023-03-09T13:05:43.223012202</dc:date>
    <meta:editing-duration>PT1M25S</meta:editing-duration>
    <meta:editing-cycles>1</meta:editing-cycles>
    <meta:document-statistic meta:table-count="0" meta:image-count="0" meta:object-count="0" meta:page-count="1" meta:paragraph-count="6" meta:word-count="24" meta:character-count="194" meta:non-whitespace-character-count="176"/>
    <meta:generator>LibreOffice/7.0.4.2$Linux_X86_64 LibreOffice_project/00$Build-2</meta:generator>
  </office:meta>
</office:document-meta>
</file>